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4">
            <text:p>違章建築拆除案件</text:p>
          </table:table-cell>
          <table:covered-table-cell table:number-columns-repeated="9"/>
          <table:table-cell table:number-columns-spanned="8" table:number-rows-spanned="1" table:style-name="ce66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1">
            <text:p>中華民國106年4月</text:p>
          </table:table-cell>
          <table:covered-table-cell table:number-columns-repeated="9"/>
          <table:table-cell office:value-type="string" table:number-columns-spanned="8" table:number-rows-spanned="1" table:style-name="ce69">
            <text:p><text:s text:c="6"/>April <text:s text:c="3"/>- 2017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8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7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7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8">
            <text:p>總計</text:p>
          </table:table-cell>
          <table:covered-table-cell/>
          <table:table-cell office:value-type="string" table:number-columns-spanned="3" table:number-rows-spanned="2" table:style-name="ce72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6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2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3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4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5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9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0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0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0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0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1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4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0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4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2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4">
            <text:p>本年度累計至本月底</text:p>
            <text:p>移送法辦數</text:p>
          </table:table-cell>
          <table:table-cell office:value-type="string" table:number-columns-spanned="1" table:number-rows-spanned="2" table:style-name="ce83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2666" table:style-name="ce11">
            <text:p><text:s/>672,666<text:s/></text:p>
          </table:table-cell>
          <table:table-cell office:value-type="float" office:value="2915" table:style-name="ce12">
            <text:p><text:s/>2,915<text:s/></text:p>
          </table:table-cell>
          <table:table-cell office:value-type="float" office:value="44188" table:style-name="ce12">
            <text:p><text:s/>44,1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619954" table:style-name="ce12">
            <text:p><text:s/>619,95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113" table:style-name="ce12">
            <text:p><text:s/>2,113<text:s/></text:p>
          </table:table-cell>
          <table:table-cell office:value-type="float" office:value="6230" table:style-name="ce12">
            <text:p><text:s/>6,230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63" table:style-name="ce12">
            <text:p><text:s/>363<text:s/></text:p>
          </table:table-cell>
          <table:table-cell office:value-type="float" office:value="2721" table:style-name="ce12">
            <text:p><text:s/>2,721<text:s/></text:p>
          </table:table-cell>
          <table:table-cell office:value-type="float" office:value="2294" table:style-name="ce12">
            <text:p><text:s/>2,294<text:s/></text:p>
          </table:table-cell>
          <table:table-cell office:value-type="float" office:value="427" table:style-name="ce12">
            <text:p><text:s/>427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7" table:style-name="ce12">
            <text:p><text:s/>7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6842" table:style-name="ce11">
            <text:p><text:s/>206,842<text:s/></text:p>
          </table:table-cell>
          <table:table-cell office:value-type="float" office:value="2110" table:style-name="ce12">
            <text:p><text:s/>2,1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4603" table:style-name="ce12">
            <text:p><text:s/>204,6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84" table:style-name="ce12">
            <text:p><text:s/>1,884<text:s/></text:p>
          </table:table-cell>
          <table:table-cell office:value-type="float" office:value="1722" table:style-name="ce12">
            <text:p><text:s/>1,7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4" table:style-name="ce12">
            <text:p><text:s/>164<text:s/></text:p>
          </table:table-cell>
          <table:table-cell office:value-type="float" office:value="579" table:style-name="ce12">
            <text:p><text:s/>579<text:s/></text:p>
          </table:table-cell>
          <table:table-cell office:value-type="float" office:value="517" table:style-name="ce12">
            <text:p><text:s/>517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833" table:style-name="ce11">
            <text:p><text:s/>85,833<text:s/></text:p>
          </table:table-cell>
          <table:table-cell office:value-type="float" office:value="284" table:style-name="ce12">
            <text:p><text:s/>284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475" table:style-name="ce12">
            <text:p><text:s/>78,47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570" table:style-name="ce12">
            <text:p><text:s/>5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8015" table:style-name="ce11">
            <text:p><text:s/>58,015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39" table:style-name="ce12">
            <text:p><text:s/>55,33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452" table:style-name="ce12">
            <text:p><text:s/>1,4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494" table:style-name="ce12">
            <text:p><text:s/>494<text:s/></text:p>
          </table:table-cell>
          <table:table-cell office:value-type="float" office:value="490" table:style-name="ce12">
            <text:p><text:s/>490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4643" table:style-name="ce11">
            <text:p><text:s/>74,643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21764" table:style-name="ce12">
            <text:p><text:s/>21,76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52050" table:style-name="ce12">
            <text:p><text:s/>52,05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609" table:style-name="ce12">
            <text:p><text:s/>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359" table:style-name="ce12">
            <text:p><text:s/>359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935" table:style-name="ce11">
            <text:p><text:s/>27,935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28" table:style-name="ce12">
            <text:p><text:s/>23,6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71" table:style-name="ce12">
            <text:p><text:s/>3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30" table:style-name="ce12">
            <text:p><text:s/>330<text:s/></text:p>
          </table:table-cell>
          <table:table-cell office:value-type="float" office:value="327" table:style-name="ce12">
            <text:p><text:s/>32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642" table:style-name="ce11">
            <text:p><text:s/>122,642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866" table:style-name="ce12">
            <text:p><text:s/>121,86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434" table:style-name="ce12">
            <text:p><text:s/>4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97" table:style-name="ce12">
            <text:p><text:s/>197<text:s/></text:p>
          </table:table-cell>
          <table:table-cell office:value-type="float" office:value="173" table:style-name="ce12">
            <text:p><text:s/>173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3424" table:style-name="ce11">
            <text:p><text:s/>93,424<text:s/></text:p>
          </table:table-cell>
          <table:table-cell office:value-type="float" office:value="122" table:style-name="ce12">
            <text:p><text:s/>122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195" table:style-name="ce12">
            <text:p><text:s/>81,19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1024" table:style-name="ce12">
            <text:p><text:s/>1,024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412" table:style-name="ce12">
            <text:p><text:s/>412<text:s/></text:p>
          </table:table-cell>
          <table:table-cell office:value-type="float" office:value="336" table:style-name="ce12">
            <text:p><text:s/>336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18" table:style-name="ce16">
            <text:p><text:s/>3,518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3" table:style-name="ce15">
            <text:p><text:s/>6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233" table:style-name="ce16">
            <text:p><text:s/>7,233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005" table:style-name="ce15">
            <text:p><text:s/>6,00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68" table:style-name="ce15">
            <text:p><text:s/>6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52" table:style-name="ce15">
            <text:p><text:s/>5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879" table:style-name="ce16">
            <text:p><text:s/>2,879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1" table:style-name="ce15">
            <text:p><text:s/>2,8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939" table:style-name="ce16">
            <text:p><text:s/>6,939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53" table:style-name="ce15">
            <text:p><text:s/>6,5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3" table:style-name="ce15">
            <text:p><text:s/>113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0" table:style-name="ce15">
            <text:p><text:s/>50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507" table:style-name="ce16">
            <text:p><text:s/>2,50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8" table:style-name="ce15">
            <text:p><text:s/>2,23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" table:style-name="ce15">
            <text:p><text:s/>1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35" table:style-name="ce15">
            <text:p><text:s/>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145" table:style-name="ce16">
            <text:p><text:s/>3,14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56" table:style-name="ce15">
            <text:p><text:s/>95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57" table:style-name="ce15">
            <text:p><text:s/>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2" table:style-name="ce15">
            <text:p><text:s/>32<text:s/></text:p>
          </table:table-cell>
          <table:table-cell office:value-type="float" office:value="32" table:style-name="ce15">
            <text:p><text:s/>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964" table:style-name="ce16">
            <text:p><text:s/>3,96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90" table:style-name="ce15">
            <text:p><text:s/>3,49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9" table:style-name="ce15">
            <text:p><text:s/>9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487" table:style-name="ce16">
            <text:p><text:s/>14,487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3" table:style-name="ce15">
            <text:p><text:s/>13,48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71" table:style-name="ce15">
            <text:p><text:s/>71<text:s/>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208" table:style-name="ce16">
            <text:p><text:s/>1,208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6" table:style-name="ce15">
            <text:p><text:s/>1,14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26" table:style-name="ce16">
            <text:p><text:s/>2,82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4" table:style-name="ce15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319" table:style-name="ce16">
            <text:p><text:s/>18,319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29" table:style-name="ce15">
            <text:p><text:s/>17,32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6" table:style-name="ce15">
            <text:p><text:s/>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2" table:style-name="ce15">
            <text:p><text:s/>32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949" table:style-name="ce16">
            <text:p><text:s/>9,949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31" table:style-name="ce15">
            <text:p><text:s/>23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7" table:style-name="ce15">
            <text:p><text:s/>47<text:s/>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35" table:style-name="ce16">
            <text:p><text:s/>16,4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32" table:style-name="ce11">
            <text:p><text:s/>3,33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50" table:style-name="ce13">
            <text:p><text:s/>2,75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2" table:style-name="ce13">
            <text:p><text:s/>58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7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4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6-28T08:13:53Z</dc:date>
    <meta:print-date>2016-05-30T02:21:08Z</meta:print-date>
  </office:meta>
</office:document-meta>
</file>